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HelveticaNeue-Light" svg:font-family="HelveticaNeue-Light, 'Helvetica Neue Light', 'Helvetica Neue', Helvetica, Arial, 'Lucida Grande', sans-serif"/>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74cm" table:align="left"/>
    </style:style>
    <style:style style:name="Tabla1.A" style:family="table-column">
      <style:table-column-properties style:column-width="1.774cm"/>
    </style:style>
    <style:style style:name="Tabla1.A1" style:family="table-cell">
      <style:table-cell-properties style:vertical-align="middle" fo:padding="0.049cm" fo:border="none"/>
    </style:style>
    <style:style style:name="Tabla2" style:family="table">
      <style:table-properties style:width="17cm" table:align="margins"/>
    </style:style>
    <style:style style:name="Tabla2.A" style:family="table-column">
      <style:table-column-properties style:column-width="4.251cm" style:rel-column-width="16383*"/>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none" fo:border-top="none" fo:border-bottom="0.002cm solid #000000"/>
    </style:style>
    <style:style style:name="Tabla2.D2" style:family="table-cell" style:data-style-name="N0">
      <style:table-cell-properties fo:padding="0.097cm" fo:border-left="0.002cm solid #000000" fo:border-right="0.002cm solid #000000" fo:border-top="none" fo:border-bottom="0.002cm solid #000000"/>
    </style:style>
    <style:style style:name="Tabla2.D1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3"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italic" style:font-size-asian="12pt" style:font-style-asian="italic" style:font-size-complex="12pt" style:font-style-complex="italic"/>
    </style:style>
    <style:style style:name="P11"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11111"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fo:line-height="100%" fo:text-align="justify" style:justify-single-word="false" fo:orphans="2" fo:widows="2" fo:text-indent="0cm" style:auto-text-indent="false"/>
    </style:style>
    <style:style style:name="P13"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style:font-name="Times New Roman"/>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Times New Roman"/>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Times New Roman" fo:font-size="12pt" fo:font-style="normal" fo:font-weight="normal"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style="normal" fo:font-weight="normal"/>
    </style:style>
    <style:style style:name="P17"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style="normal" fo:font-weight="normal" style:font-weight-asian="normal" style:font-weight-complex="normal"/>
    </style:style>
    <style:style style:name="P1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tyle-asian="normal" style:font-style-complex="normal"/>
    </style:style>
    <style:style style:name="P2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font-size="12pt" fo:letter-spacing="normal" fo:font-weight="normal"/>
    </style:style>
    <style:style style:name="P2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color="#000000" style:font-name="Times New Roman" fo:font-style="normal" style:text-underline-style="none" style:font-style-asian="normal" style:font-style-complex="normal"/>
    </style:style>
    <style:style style:name="P23" style:family="paragraph" style:parent-style-name="Text_20_body">
      <style:paragraph-properties fo:margin-top="0cm" fo:margin-bottom="0cm" fo:text-align="justify" style:justify-single-word="false" fo:orphans="2" fo:widows="2"/>
      <style:text-properties fo:font-variant="normal" fo:text-transform="none" fo:color="#000000" style:font-name="Times New Roman" fo:font-size="12pt" fo:letter-spacing="normal" style:font-size-asian="12pt" style:font-size-complex="12pt"/>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26" style:family="paragraph" style:parent-style-name="Text_20_body" style:list-style-name="L3">
      <style:paragraph-properties fo:line-height="100%"/>
      <style:text-properties style:font-name="Times New Roman" fo:font-size="12pt" style:font-size-asian="12pt" style:font-size-complex="12pt"/>
    </style:style>
    <style:style style:name="P27" style:family="paragraph" style:parent-style-name="Text_20_body" style:list-style-name="L3">
      <style:paragraph-properties fo:line-height="1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8" style:family="paragraph" style:parent-style-name="Text_20_body" style:list-style-name="L3">
      <style:paragraph-properties fo:line-height="100%"/>
      <style:text-properties fo:font-variant="normal" fo:text-transform="none" fo:color="#212529" style:font-name="Times New Roman" fo:font-size="12pt" fo:letter-spacing="normal" fo:font-style="normal" fo:font-weight="normal" style:font-size-asian="12pt" style:font-weight-asian="normal" style:font-size-complex="12pt" style:font-weight-complex="normal"/>
    </style:style>
    <style:style style:name="P29" style:family="paragraph" style:parent-style-name="Text_20_body" style:list-style-name="L4"/>
    <style:style style:name="P30" style:family="paragraph" style:parent-style-name="Text_20_body" style:list-style-name="L1">
      <style:paragraph-properties fo:margin-left="0cm" fo:margin-right="0cm" fo:margin-top="0cm" fo:margin-bottom="0cm" fo:line-height="100%" fo:text-align="justify" style:justify-single-word="false" fo:orphans="2" fo:widows="2" fo:text-indent="0cm" style:auto-text-indent="false"/>
      <style:text-properties fo:font-style="normal" fo:font-weight="normal"/>
    </style:style>
    <style:style style:name="P31" style:family="paragraph" style:parent-style-name="Text_20_body" style:list-style-name="L2">
      <style:paragraph-properties fo:margin-left="0cm" fo:margin-right="0cm" fo:margin-top="0cm" fo:margin-bottom="0cm" fo:line-height="100%" fo:text-align="justify" style:justify-single-word="false" fo:orphans="2" fo:widows="2" fo:text-indent="0cm" style:auto-text-indent="false"/>
    </style:style>
    <style:style style:name="P32" style:family="paragraph" style:parent-style-name="Text_20_body" style:list-style-name="L2">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4" style:family="paragraph" style:parent-style-name="Text_20_body" style:list-style-name="L5">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5" style:family="paragraph" style:parent-style-name="Text_20_body" style:list-style-name="L6">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6" style:family="paragraph" style:parent-style-name="Text_20_body" style:list-style-name="L7">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38"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39" style:family="paragraph" style:parent-style-name="Table_20_Contents">
      <style:paragraph-properties fo:text-align="justify" style:justify-single-word="false"/>
      <style:text-properties style:font-name="Times New Roman" fo:font-size="12pt" style:font-size-asian="12pt" style:font-size-complex="12pt"/>
    </style:style>
    <style:style style:name="P40" style:family="paragraph" style:parent-style-name="Table_20_Contents">
      <style:paragraph-properties fo:margin-left="0cm" fo:margin-right="0cm" fo:margin-top="0cm" fo:margin-bottom="0cm" fo:text-indent="0cm" style:auto-text-indent="false" fo:padding="0cm" fo:border="none"/>
    </style:style>
    <style:style style:name="T1" style:family="text">
      <style:text-properties fo:font-style="normal" fo:font-weight="normal"/>
    </style:style>
    <style:style style:name="T2" style:family="text">
      <style:text-properties fo:font-style="normal" fo:font-weight="normal" style:font-weight-asian="normal" style:font-weight-complex="normal"/>
    </style:style>
    <style:style style:name="T3" style:family="text">
      <style:text-properties fo:font-style="normal" fo:font-weight="bold" style:font-weight-asian="bold" style:font-weight-complex="bold"/>
    </style:style>
    <style:style style:name="T4" style:family="text">
      <style:text-properties fo:font-size="12pt" fo:letter-spacing="normal" fo:font-weight="normal"/>
    </style:style>
    <style:style style:name="T5" style:family="text">
      <style:text-properties fo:color="#000000" style:font-name="Times New Roman" fo:font-size="12pt" fo:font-style="normal" fo:font-weight="normal" style:font-size-asian="12pt" style:font-weight-asian="normal" style:font-size-complex="12pt" style:font-weight-complex="normal"/>
    </style:style>
    <style:style style:name="T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font-name="Times New Roman" fo:font-size="12pt" fo:letter-spacing="normal" fo:font-style="normal" fo:font-weight="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1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14" style:family="text">
      <style:text-properties fo:font-variant="normal" fo:text-transform="none" fo:color="#000000" style:font-name="Times New Roman" fo:font-size="12pt" fo:letter-spacing="normal" fo:font-style="normal" style:text-underline-style="none" fo:font-weight="normal" style:font-style-asian="normal" style:font-style-complex="normal"/>
    </style:style>
    <style:style style:name="T15"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153152" style:font-name="Times New Roman" fo:font-size="12pt" fo:letter-spacing="normal" fo:font-style="normal" fo:font-weight="normal" style:font-size-asian="12pt" style:font-size-complex="12pt"/>
    </style:style>
    <style:style style:name="T17" style:family="text">
      <style:text-properties fo:font-variant="normal" fo:text-transform="none" fo:color="#111111" style:font-name="Roboto" fo:font-size="13.5pt" fo:letter-spacing="normal" fo:font-style="normal" fo:font-weight="bold" style:font-size-asian="12pt" style:font-weight-asian="bold" style:font-size-complex="12pt" style:font-weight-complex="bold"/>
    </style:style>
    <style:style style:name="T18" style:family="text">
      <style:text-properties fo:font-variant="normal" fo:text-transform="none" fo:color="#111111"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111111" style:font-name="Times New Roman"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font-size="12pt" fo:letter-spacing="normal" fo:font-weight="normal"/>
    </style:style>
    <style:style style:name="T22" style:family="text">
      <style:text-properties fo:font-variant="normal" fo:text-transform="none" fo:font-size="12pt" fo:letter-spacing="normal" fo:font-weight="normal" style:font-size-asian="12pt" style:font-size-complex="12pt"/>
    </style:style>
    <style:style style:name="T23" style:family="text">
      <style:text-properties fo:font-variant="normal" fo:text-transform="none" fo:letter-spacing="normal" fo:font-style="normal" fo:font-weight="normal"/>
    </style:style>
    <style:style style:name="T24"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6">T</text:span></text:span><text:span text:style-name="Strong_20_Emphasis"><text:span text:style-name="T16">ítulo de la tarea: Qué nos ofrece la Seguridad Social</text:span></text:span></text:p>
      <text:p text:style-name="P1"><text:span text:style-name="Strong_20_Emphasis"><text:span text:style-name="T16">Unidad: 3. La Seguridad Social.</text:span></text:span></text:p>
      <text:p text:style-name="P1"><text:span text:style-name="Strong_20_Emphasis"><text:span text:style-name="T16">Ciclo formativo y módulo: C.F.G.S. Desarrollo Aplicaciones Web</text:span></text:span></text:p>
      <text:p text:style-name="P1"><text:span text:style-name="Strong_20_Emphasis"><text:span text:style-name="T16">Curso académico: 2020/2021</text:span></text:span></text:p>
      <text:p text:style-name="P1"><text:span text:style-name="Strong_20_Emphasis"><text:span text:style-name="T16">Fecha 16 de Noviembre de 2020</text:span></text:span></text:p>
      <text:p text:style-name="P1"><text:span text:style-name="Strong_20_Emphasis"><text:span text:style-name="T16">Javier Martínez Ruiz</text:span></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tab/>El presente ejercicio constituye un acercamiento a la entidad de la Seguridad Social con el objeto de valorar el papel de la misma. Tratamos pues de identificar los</text:span></text:span><text:span text:style-name="T9"> regímenes existentes en el sistema de la Seguridad Social. Nos aproximamos a las obligaciones tanto de empresarios como detrabajadores y finalmente calculamos la duración y cuantía de la prestación por IT y desempleo.</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tab/></text:span></text:span><text:span text:style-name="Strong_20_Emphasis"><text:span text:style-name="T12">ACTIVIDAD 1.</text:span></text:span></text:p>
      <text:p text:style-name="P4">Accede a las páginas web de los siguientes organismos; Seguridad Social, IMSERSO y SEPE y selecciona los servicios más importantes de cada uno de ellos.</text:p>
      <text:p text:style-name="P4"><text:tab/></text:p>
      <text:p text:style-name="P2"><text:span text:style-name="T1"><text:tab/></text:span><text:span text:style-name="T3">Seguridad Social.</text:span><text:span text:style-name="T1"> Como sabemos, el objeto de esta institución es la asistencia y protección de las personas ante determinados estados de necesidad derivados de accidentes y <text:s/>enfermedades comunes (contingencias comunes) y /o profesionales. La acción de esta institución se articula principalmente a través de :</text:span></text:p>
      <text:p text:style-name="P3"><text:span text:style-name="T1"><text:tab/></text:span><text:span text:style-name="T3">Instituto de nacional de la Seguridad Social,</text:span><text:span text:style-name="T1"> que en su carta de servicios( http://www.seg-social.es/wps/portal/wss/internet/Conocenos/CartasServicios/40380), disponible en la web de la Seguridad Social informa de los servicios que presta. Reconoce el derecho a las prestaciones de la <text:s/>Seguridad Social con excepción de aquellas atribuidas al ISM, SEPE, IMSERSO o a los servicios competentes de las Comunidades autónomas. Enumera por tanto todos los servicios prestados siendo los que figuran en su carta de servicios los que siguen:</text:span></text:p>
      <text:p text:style-name="P16"><text:tab/><text:tab/></text:p>
      <text:list xml:id="list8133272606274005883" text:style-name="L1">
        <text:list-item>
          <text:list>
            <text:list-item>
              <text:p text:style-name="P30">Pensiones contributivas.</text:p>
            </text:list-item>
            <text:list-item>
              <text:p text:style-name="P30">Subsidios.</text:p>
            </text:list-item>
            <text:list-item>
              <text:p text:style-name="P30">Prestaciones familiares (modalidad no contributiva).</text:p>
            </text:list-item>
            <text:list-item>
              <text:p text:style-name="P30">Prestaciones familiares (modalidad contributiva)</text:p>
            </text:list-item>
            <text:list-item>
              <text:p text:style-name="P30">Indemnizaciones</text:p>
            </text:list-item>
            <text:list-item>
              <text:p text:style-name="P30">Otras</text:p>
            </text:list-item>
          </text:list>
        </text:list-item>
      </text:list>
      <text:p text:style-name="P12"><text:span text:style-name="T1"><text:tab/>Además informa y atiende a los ciudadanos de forma presencial, en todos los centro</text:span><text:span text:style-name="T9">s de atención e información de la seguridad social (CAISS), por teléfono en el 901166565 <text:s/>para información general, personalizada y emisión de la tarjeta sanitaria europea (TSE) y en el 901 106 570 para concertar cita presencial en los CAISS . También presta servicio a través de SMS y <text:s/>a través de internet poniendo a disposición de los ciudadanos la web www-seg-social.es. Además ofrece los siguientes servicios a través de procedimientos de administración electrónica: </text:span></text:p>
      <text:list xml:id="list2995241848770455018" text:style-name="L2">
        <text:list-item>
          <text:list>
            <text:list-item>
              <text:p text:style-name="P31"><text:span text:style-name="T9">registro en el sistema </text:span><text:a xlink:type="simple" xlink:href="mailto:cl@ve" text:style-name="Internet_20_link" text:visited-style-name="Visited_20_Internet_20_Link">cl@ve</text:a></text:p>
            </text:list-item>
            <text:list-item>
              <text:p text:style-name="P32">obtención e información general sobre la normativa reguladora de las prestaciones gestionadas por el INSS </text:p>
            </text:list-item>
            <text:list-item>
              <text:p text:style-name="P32">acceso a los servicios de tramitación ofertados <text:s/>por el INSS en la sede electrónica. </text:p>
            </text:list-item>
          </text:list>
        </text:list-item>
      </text:list>
      <text:p text:style-name="P5"/>
      <text:p text:style-name="P12"><text:span text:style-name="T9"><text:tab/></text:span><text:span text:style-name="T12">Tesorería de la Seguridad Social </text:span><text:span text:style-name="T10"><text:s/>que en su carta de servicios, que puede descargarse en el mismo enlace que fue comentado más arriba, refiere la relación de servicios prestados siendo los elementos principales la afiliación e inscripción por un lado y la cotización y recaudación por otro, ambos articulados electrónicamente a través de la sede electrónica. La relación completa de servicios puede descargarse en este enlace:</text:span></text:p>
      <text:p text:style-name="P13"><text:a xlink:type="simple" xlink:href="http://www.seg-social.es/wps/portal/wss/internet/Conocenos/CartasServicios/40380" text:style-name="Internet_20_link" text:visited-style-name="Visited_20_Internet_20_Link"><text:span text:style-name="T6">http://www.seg-social.es/wps/portal/wss/internet/Conocenos/CartasServicios/40380</text:span></text:a></text:p>
      <text:p text:style-name="P6"><text:soft-page-break/></text:p>
      <text:p text:style-name="P13"><text:span text:style-name="T6"><text:tab/>La web de la Seguridad social establece tres grandes grupos, Trabajadores, Pensionistas y Empresarios y ofrece información relativa al grupo seleccionado y es en la sede electrónica dónde se pone a disposición de los ciudadanos la tramitación de los servicios. Destaca en esta sede el enlace a </text:span><text:span text:style-name="T7">Tu Seguridad Social </text:span><text:span text:style-name="T6">dónde podemos encontrar información relevante acerca de cotizaciones, jubilación o asistencia sanitaria. Se trata de un servicio escueto que ofrece información rápida y directa a temas de interés para los ciudadanos.</text:span></text:p>
      <text:p text:style-name="P12"><text:span text:style-name="T10"><text:tab/> Para las empresas se ofrece un servicio que destaca: </text:span><text:span text:style-name="T19">El</text:span><text:span text:style-name="T17"> </text:span><text:span text:style-name="T19">Sistema RED</text:span><text:span text:style-name="T18"> que es el </text:span><text:span text:style-name="Strong_20_Emphasis"><text:span text:style-name="T18">servicio telemático de intercambio electrónico </text:span></text:span><text:span text:style-name="T18">de toda clase de documentos e información entre las empresas principalmente y la Tesorería General de la Seguridad Social TGSS.</text:span></text:p>
      <text:p text:style-name="P12"><text:span text:style-name="T18"><text:tab/>Existe también un enlace dónde las clases </text:span><text:span text:style-name="T19">pasivas </text:span><text:span text:style-name="T18">pueden realizar los trámites oportunos</text:span></text:p>
      <text:p text:style-name="P11"><text:tab/>Para las mutuas hay un espacio disponible en el que puede accederse a todos los procedimientos relacionados con estas entidades. </text:p>
      <text:p text:style-name="P11"><text:tab/>Por supuesto, al tratarse de una sede electrónica toda gestión requiere una autenticación previa que puede realizarse mediante clave, <text:s/>certificado electrónico, sms etc</text:p>
      <text:p text:style-name="P5"/>
      <text:p text:style-name="P12"><text:span text:style-name="T1"><text:tab/></text:span><text:span text:style-name="T3">SEPE, </text:span><text:span text:style-name="T2"><text:s/>o Servicio Público de Empleo Estatal. La web del Sepe <text:s/>en su portada establece tres grandes grupos: personas, empresas y trabajadores autónomos. En el primer caso iremos a un enlace que nos ofrecerá información sobre la prestación por desempleo, encontrar trabajo y formación y cuando se desee hacer un trámite respecto a algo concreto nos derivará a la sede electrónica en la que, como en la web de la Seguridad Social, hay que identificarse. Ofrece servicio y asistencia para <text:s/>prestación por desempleo o contributiva , subsidio por desempleo, renta activa de inserción, abono acumulado y anticipado para extranjeros no comunitarios, pago único de la prestación por desempleo, ayuda suplementaria RAI para víctimas de violencia de género, solicitud de renta agraria etc.</text:span></text:p>
      <text:p text:style-name="P17"><text:tab/>Para las empresas se ofrece servicio sobre los contratos, formación para el empleo, formación dual, reconocimiento de experiencia, protección por desempleo, empleo, etc</text:p>
      <text:p text:style-name="P12"><text:span text:style-name="T2"><text:tab/>En cualquier caso, en este enlace </text:span><text:a xlink:type="simple" xlink:href="https://www.sepe.es/HomeSepe/que-es-el-sepe/que-es-el-sepe/carta-de-servicios.html" text:style-name="Internet_20_link" text:visited-style-name="Visited_20_Internet_20_Link"><text:span text:style-name="T2">https://www.sepe.es/HomeSepe/que-es-el-sepe/que-es-el-sepe/carta-de-servicios.html</text:span></text:a><text:span text:style-name="T2"> encontramos la carta de servicios en el que se detalla de forma extensa hasta dónde alcanza el organismo.</text:span></text:p>
      <text:p text:style-name="P17"/>
      <text:p text:style-name="P12"><text:span text:style-name="T2"><text:tab/></text:span><text:span text:style-name="T3">IMSERSO. </text:span><text:span text:style-name="T2">El sistema de la web es el mismo que en los dos casos anteriores. En primer lugar se ofrece información sobre temas de <text:s/>interés como son pensiones ya sean contributivas <text:s/>o no contributivas, turismo y termalismo, espacio para mayores, autonomía personal y dependencia etc. Y es en la sede electrónica de la página dónde se pueden realizar trámites y solicitudes ,previa identificación. .</text:span></text:p>
      <text:p text:style-name="P17"><text:tab/></text:p>
      <text:p text:style-name="P5"/>
      <text:p text:style-name="P5"/>
      <text:p text:style-name="P4"><text:tab/></text:p>
      <text:p text:style-name="P1"><text:span text:style-name="Strong_20_Emphasis"><text:span text:style-name="T9"><text:tab/></text:span></text:span><text:span text:style-name="Strong_20_Emphasis"><text:span text:style-name="T12">ACTIVIDAD 2.</text:span></text:span></text:p>
      <text:p text:style-name="P4"><text:tab/>Investiga a través de internet qué es la tarjeta sanitaria europea, para qué sirve y como se solicita. (ayúdate de la página web de la Comisión Europea en asuntos sociales)</text:p>
      <text:p text:style-name="P4"/>
      <text:p text:style-name="P1"><text:span text:style-name="T9"><text:tab/>La página de la comisión europea en asuntos sociales nos dice que la tarjeta sanitaria europea es </text:span><text:span text:style-name="T15">“una tarjeta gratuita que permite acceder a la atención sanitaria pública —necesaria por motivos médicos— durante una estancia temporal en cualquiera de los 27 Estados miembros de la UE, además de Islandia, Liechtenstein, Noruega y Suiza, en las mismas condiciones y al mismo coste (la asistencia es gratuita en algunos países) que las personas aseguradas en ese país.”</text:span></text:p>
      <text:p text:style-name="P1"><text:span text:style-name="T15"><text:tab/></text:span><text:span text:style-name="T11">Avisa así mismo de que esta tarjeta no cubre </text:span><text:span text:style-name="T15">la asistencia sanitaria privada ni costes tales como el vuelo de regreso al país de origen o la pérdida o sustracción de pertenencias, </text:span><text:span text:style-name="T11">ni gastos de </text:span><text:soft-page-break/><text:span text:style-name="T11">viaje, ni garantiza la gratuidad del servicio ya que lo que hace es permitir al usuario tener las mismas condiciones que tuviesen las personas que fueran del país en cuestión.</text:span></text:p>
      <text:p text:style-name="P8"><text:tab/>Se puede obtener poniéndose en contacto con la autoridad sanitaria local ya que cada país es responsable de producir y distribuir la tarjeta en su propio territorio. </text:p>
      <text:p text:style-name="P8"><text:tab/>Para tener derecho a una tarjeta, tendrá que estar asegurado o cubierto por un sistema de seguridad social estatal en cualquier Estado miembro de la Unión Europea, Islandia, Liechtenstein, Noruega o Suiza. </text:p>
      <text:p text:style-name="P10"/>
      <text:p text:style-name="P10"/>
      <text:p text:style-name="P10"/>
      <text:p text:style-name="P1"><text:span text:style-name="Strong_20_Emphasis"><text:span text:style-name="T9"><text:tab/></text:span></text:span><text:span text:style-name="Strong_20_Emphasis"><text:span text:style-name="T12">ACTIVIDAD 3.</text:span></text:span></text:p>
      <text:p text:style-name="P4"><text:tab/>Accede a la página web del Servicio público de Empleo (SEPE) e indica qué documentos deben acompañar a la solicitud de la prestación por desempleo.</text:p>
      <text:p text:style-name="P7"/>
      <text:p text:style-name="P6"><text:tab/>Retornamos a la página del SEPE y la página nos dice que para poder acceder a una prestación contributiva por desempleo por haber trabajado un año o más, deberemos inscribirnos como demandante de empleo y presentar la siguiente documentación: </text:p>
      <text:list xml:id="list4198495765760553162" text:style-name="L3">
        <text:list-item>
          <text:list>
            <text:list-item>
              <text:p text:style-name="P26">Modelo oficial de solicitud, que incluye el compromiso de actividad.</text:p>
            </text:list-item>
            <text:list-item>
              <text:p text:style-name="P27">Identificación de la persona solicitante y de los hijos o hijas que conviven o están a su cargo y que figuren en la solicitud.</text:p>
            </text:list-item>
            <text:list-item>
              <text:p text:style-name="P27">Cualquier documento bancario en el que figure el número de cuenta de la que usted sea titular, y donde desee percibir la prestación.</text:p>
            </text:list-item>
            <text:list-item>
              <text:p text:style-name="P27">Libro de Familia, o documento equivalente en el caso de personas extranjeras.</text:p>
            </text:list-item>
            <text:list-item>
              <text:p text:style-name="P28">Certificado o certificados de empresa en las que usted haya trabajado en los últimos 6 meses (si no se han enviado por las empresas al Servicio Público de Empleo Estatal). Solo en aquellas situaciones en las que el certificado de empresa no fuera suficiente para acreditar la situación legal de desempleo, es necesario aportar otro documento que la justifique.</text:p>
              <text:p text:style-name="P28"/>
            </text:list-item>
          </text:list>
        </text:list-item>
      </text:list>
      <text:p text:style-name="P4"/>
      <text:p text:style-name="P2"/>
      <text:p text:style-name="P1"><text:span text:style-name="Strong_20_Emphasis"><text:span text:style-name="T9"><text:tab/></text:span></text:span><text:span text:style-name="Strong_20_Emphasis"><text:span text:style-name="T12">ACTIVIDAD 4.</text:span></text:span></text:p>
      <text:p text:style-name="P4">Explica a continuación qué obligaciones formales que tiene el empresario frente a la Seguridad Social respecto a los trabajadores contratados.</text:p>
      <text:p text:style-name="P8"/>
      <text:p text:style-name="P1"><text:span text:style-name="Emphasis"><text:span text:style-name="T11">1ª Inscripción: </text:span></text:span><text:span text:style-name="T11">Con carácter previo al inicio de las actividades laborales, el empresario está obligado </text:span><text:span text:style-name="T13">a solicitar en modelo oficial (TA.6) la inscripción de su empresa ante la Tesorería general de la Seguridad Social(TGSS). </text:span></text:p>
      <text:p text:style-name="P9">El empresario también queda obligado a comunicar cualquier variación que se produzca en los datos facilitados, así como la apertura de nuevos centros de trabajo, las contratas y subcontratas efectuadas con otras empresas, y el cese definitivo o temporal de su actividad.</text:p>
      <text:p text:style-name="P18">En el momento de la inscripción deberá hacer constar la Entidad Aseguradora que haya de asumir la protección de las contingencias profesionales de sus trabajadores, pudiendo optar la empresa entre el <text:span text:style-name="T24">Instituto Nacional de la Seguridad Social (INSS) </text:span>o una <text:span text:style-name="T24">Mutua Patronal de Accidentes de Trabajo y Enfermedades Profesionales </text:span>(MATEP).</text:p>
      <text:p text:style-name="P18"/>
      <text:p text:style-name="P22"><text:span text:style-name="T22">2ª </text:span><text:span text:style-name="T4"><text:s/>Afiliación:</text:span><text:span text:style-name="T21">Es el acto administrativo con el que se produce la incorporación del trabajador a la Seguridad Social. En el Régimen General, los empresarios están obligados a solicitarla ante la TGSS en el modelo oficial (TA-2), con anterioridad al inicio de la relación laboral, pero no antes de </text:span><text:soft-page-break/><text:span text:style-name="T21">60 días, presentando los documentos pertinentes (se admite la remisión electrónica por el sistema RED, a través de medios informáticos, electrónicos y telemáticos).</text:span></text:p>
      <text:p text:style-name="P19"/>
      <text:p text:style-name="P21"><text:span text:style-name="T14">3ª El Alta. </text:span><text:span text:style-name="T8">Los empresarios están obligados a solicitar el alta mediante los documentos y en los plazos antes señalados para la afiliación de sus trabajadores. Cualquier variación de datos deberá ser comunicada a la TGSS, en el modelo oficial establecido al efecto (modelo TA-2), surtiendo sus efectos desde la fecha de dicha comunicación.</text:span><text:span text:style-name="T21"> </text:span></text:p>
      <text:p text:style-name="P20"/>
      <text:p text:style-name="P22"><text:span text:style-name="T21">4ª La baja:</text:span><text:span text:style-name="T21"> Es el acto formal que tiene lugar cuando el trabajador cesa en su empresa. Deberá ser comunicada en el plazo de los 6 días siguientes al cese en el trabajo.</text:span><text:span text:style-name="T21"> </text:span></text:p>
      <text:p text:style-name="P8"/>
      <text:p text:style-name="P2"/>
      <text:p text:style-name="P1"><text:span text:style-name="Strong_20_Emphasis"><text:span text:style-name="T9"><text:tab/></text:span></text:span><text:span text:style-name="Strong_20_Emphasis"><text:span text:style-name="T12">ACTIVIDAD 5.</text:span></text:span></text:p>
      <text:p text:style-name="P4">Un empleado de una empresa de programación informática acaba de tener su primer hijo. Sabe que tiene derecho a un permiso de paternidad, pero desconoce su duración, la cantidad que le pagarán y quién debe pagársela. Responde a las dudas que tiene el trabajador.</text:p>
      <text:p text:style-name="P7"/>
      <text:p text:style-name="P1"><text:span text:style-name="T10"><text:tab/>En cuanto a la duración actualmente son 12 semanas aunque <text:s/>se espera que, a partir del 2021, el permiso <text:s/>aumente a </text:span><text:span text:style-name="Strong_20_Emphasis"><text:span text:style-name="T10">dieciséis semanas</text:span></text:span><text:span text:style-name="T10">.</text:span><text:span text:style-name="T5"> </text:span><text:span text:style-name="T10">Las cuatro primeras semanas del permiso deben disfrutarse de forma ininterrumpida tras el parto. Las semanas restantes pueden ser de disfrute interrumpido y ejercitarse desde la finalización del descanso obligatorio posterior al parto hasta que el hijo o la hija cumpla 12 meses.</text:span></text:p>
      <text:p text:style-name="P14"><text:span text:style-name="T20"><text:tab/>Durante la suspensión del contrato por nacimiento se cobra el 100% de la base reguladora del sueldo. Es la Seguridad Social quien realiza el pago de la prestación</text:span><text:span text:style-name="T20"> </text:span></text:p>
      <text:p text:style-name="P15"/>
      <text:p text:style-name="P2"/>
      <text:p text:style-name="P1"><text:span text:style-name="Strong_20_Emphasis"><text:span text:style-name="T12"><text:tab/>ACTIVIDAD 6.</text:span></text:span></text:p>
      <text:p text:style-name="P4"><text:s text:c="8"/>Una trabajadora estuvo en situación de IT a causa de una enfermedad común, desde el día 5 hasta el 26 de mayo. La trabajadora lleva en la empresa dos meses; antes había trabajado en otra empresa durante un periodo de seis meses. La base de cotización por contingencias comunes durante el mes anterior a la baja fue de 1650 €. Su salario es mensual. Responde a las siguientes preguntas:</text:p>
      <text:p text:style-name="P4"/>
      <text:p text:style-name="P4">a) ¿Tiene derecho a percibir la prestación por incapacidad temporal? ¿ Por qué?</text:p>
      <text:p text:style-name="P4"><text:tab/>Tiene derecho. En caso de enfermedad común se requiere tener cubierto un periodo de cotización de 180 días dentro de los 5 años anteriores al hecho causante, cosa que <text:s/>cumple pues estuvo trabajando antes 6 meses en otra empresa. <text:s/></text:p>
      <text:p text:style-name="P4"/>
      <text:p text:style-name="P4">b) Calcula la cuantía del subsidio. </text:p>
      <text:p text:style-name="P4"><text:tab/>Ha trabajado 4 días y en el 5º comienza la incapacidad, finalizando el día 26º, por lo que son 22 días de incapacidad.</text:p>
      <text:list xml:id="list4254691637284530247" text:style-name="L4">
        <text:list-item>
          <text:list>
            <text:list-item>
              <text:p text:style-name="P29">Los 3 primeros días no cobra por lo que del día 5 al 7 no cobra nada.</text:p>
            </text:list-item>
            <text:list-item>
              <text:p text:style-name="P29">Desde el 4º al 20º día (ambos inclusive, 17 días en total) cobra un 60% de la BR es decir 1650 entre el número de días cotizados en el mes anterior(30), que nos da 55 . <text:s/>Es decir del día 8 del mes al día 24 van 17 días. Si 55 es 100%, 33 es 60%. Lo multiplicamos por 17 y nos da 561.</text:p>
            </text:list-item>
            <text:list-item>
              <text:p text:style-name="P29">Desde el día 21º al alta (ambos inclusive) cobra un 75% de la BR(1650). Es decir 1650 entre el número de días cotizados en el mes anterior (30), que nos da 55. El 75% de 55 es 41,25 que lo multiplicamos por dos días y nos da 82,50. </text:p>
            </text:list-item>
            <text:list-item>
              <text:p text:style-name="P29">Luego el total es 561+82,50=643,50</text:p>
            </text:list-item>
          </text:list>
        </text:list-item>
      </text:list>
      <text:list xml:id="list5097604310916269806" text:style-name="L5">
        <text:list-header>
          <text:p text:style-name="P34"><text:soft-page-break/></text:p>
        </text:list-header>
        <text:list-item>
          <text:p text:style-name="P34">¿Cuál sería la cuantía del subsidio si se tratase de un accidente laboral? En el último mes no había realizado horas extra, y el importe cobrado por horas extraordinarias en los doce meses anteriores ascendió a 2000 €</text:p>
        </text:list-item>
      </text:list>
      <text:p text:style-name="P4"><text:tab/>En este caso, se cobraría desde el día siguiente al hecho causante siendo 22 días en total. Se trata de un 75% de la base reguladora . Esta se obtiene de sumar la Bccp del mes anterior menos las horas extraordinarias <text:s/>dividido entres <text:s/>el número de días cotizados el mes anterior (como no hizo horas extraordinarias , la BCCC del mes anterior sería igual a la BCCP, es decir 1650) más <text:s/>la base reguladora de las horas extraordinarias del año anterior, esto es 2000 entre el número de días cotizados <text:s/>en el año anterior. Si suponemos que es el 26 de mayo...</text:p>
      <text:p text:style-name="P4"/>
      <text:p text:style-name="P4">(1650/30)+(2000/365)=55+5,48=60,48</text:p>
      <text:p text:style-name="P4">75% de 66,42=45,36</text:p>
      <text:p text:style-name="P4">45,36 x22=997.92</text:p>
      <text:p text:style-name="P23"/>
      <text:p text:style-name="P23"/>
      <text:p text:style-name="P23"/>
      <text:p text:style-name="P23"/>
      <text:p text:style-name="P1"><text:span text:style-name="Strong_20_Emphasis"><text:span text:style-name="T12"><text:tab/>ACTIVIDAD 7.</text:span></text:span></text:p>
      <text:p text:style-name="P4">Calcula el subsidio por IT que corresponde a un trabajador que sufrió un accidente de trabajo el día 18 de septiembre y estuvo de baja el resto del mes. Se trata de un salario diario. Los datos que se deben tener en cuenta son los siguientes: base de contingencias comunes del mes anterior:1200 euros.</text:p>
      <text:p text:style-name="P4">Horas extras realizadas en el año anterior: 740 euros.</text:p>
      <text:p text:style-name="P4"/>
      <text:p text:style-name="P4"><text:tab/>Al ser por accidente de trabajo la regla a aplicar será que cobrará desde el día siguiente al hecho causante un 75% de la base reguladora.</text:p>
      <text:p text:style-name="P4"><text:tab/>BR=</text:p>
      <text:p text:style-name="P4"><text:tab/><text:tab/>(BCCP mes anterior-horas extra)/ nº días cotizados--&gt;1200/31=38,71</text:p>
      <text:p text:style-name="P4"><text:tab/><text:tab/><text:tab/><text:tab/><text:tab/><text:tab/>+</text:p>
      <text:p text:style-name="P4"><text:tab/><text:tab/>(BCHE del año anterior/nº de días cotizados el año anterior)--&gt;740/365=2,027</text:p>
      <text:p text:style-name="P4"/>
      <text:p text:style-name="P4">El total es 40,73 por día de incapacidad. Del 19 al 30 <text:s/>van 12 días. 12 x40,73= 488,76 euros es el subsidio de IT</text:p>
      <text:p text:style-name="P2"/>
      <text:p text:style-name="P2"/>
      <text:p text:style-name="P2"/>
      <text:p text:style-name="P1"><text:span text:style-name="Strong_20_Emphasis"><text:span text:style-name="T12"><text:tab/>ACTIVIDAD 8.</text:span></text:span></text:p>
      <text:p text:style-name="P1"><text:span text:style-name="T9">Un trabajador ha sido despedido por haber faltado injustificadamente al trabajo. La base de contingencias profesionales y concepto de recaudación conjunta de los últimos 180 días, según certificado de la empresa, ha sido de 22.600 €. Responde a las siguientes preguntas:</text:span></text:p>
      <text:p text:style-name="P1"><text:span text:style-name="T9"/></text:p>
      <text:p text:style-name="P4">a) Explica si estaría en situación legal de desempleo.</text:p>
      <text:p text:style-name="P4"/>
      <text:p text:style-name="P4"><text:tab/>Entendemos que se ha producido un despido disciplinario, ya sea procedente o improcedente, <text:s/>sin necesidad de reclamación judicial por lo que se encuentra en situación legal de desempleo</text:p>
      <text:p text:style-name="P4"/>
      <text:p text:style-name="P4"/>
      <text:p text:style-name="P4"/>
      <text:p text:style-name="P4"/>
      <text:p text:style-name="P4"/>
      <text:p text:style-name="P4"><text:soft-page-break/>b) Calcula la base reguladora correspondiente a la prestación por desempleo.</text:p>
      <text:p text:style-name="P4"/>
      <text:p text:style-name="P4"><text:tab/>22600/180=125.55</text:p>
      <text:p text:style-name="P4"><text:tab/>125.55x70/100= 87.89 euros al día</text:p>
      <text:p text:style-name="P4"><text:tab/>87,89x30=2636,7 € al mes</text:p>
      <text:p text:style-name="P4"/>
      <text:p text:style-name="P4"><text:tab/>125.55x50=62.77 € al día a partir del 7º mes</text:p>
      <text:p text:style-name="P4"><text:tab/>62,77€x30=1883,25€ al mes</text:p>
      <text:p text:style-name="P4"/>
      <text:p text:style-name="P4"/>
      <text:list xml:id="list2566699637231237212" text:style-name="L6">
        <text:list-item>
          <text:p text:style-name="P35">¿Qué porcentaje máximo percibirá el trabajador sabiendo que tiene dos hijos a su cargo?</text:p>
        </text:list-item>
      </text:list>
      <text:p text:style-name="P4"/>
      <text:p text:style-name="P4"><text:tab/>La base reguladora supera el máximo permitido que con hijos es del 225% del <text:s/>IPREM. Éste es de 537,84 € .Si tiene dos hijos el importe máximo será de un 225% del IPREM +1/6 pagas extras lo que suma un total de <text:s/>1210,14€ 1/6=1397,84€</text:p>
      <table:table table:name="Tabla1" table:style-name="Tabla1">
        <table:table-column table:style-name="Tabla1.A"/>
        <table:table-row>
          <table:table-cell table:style-name="Tabla1.A1" office:value-type="string">
            <text:p text:style-name="P40"/>
          </table:table-cell>
        </table:table-row>
      </table:table>
      <text:list xml:id="list772709181643845320" text:style-name="L7">
        <text:list-item>
          <text:list>
            <text:list-item>
              <text:list>
                <text:list-item>
                  <text:p text:style-name="P36">Suponiendo que el citado trabajador haya cotizado 2.071 días durante los últimos seis años, calcula la duración y el importe mensual de la prestación, suponiendo que el IPREM mensual, incluido el prorrateo de pagas extras, es de 700€ mensuales.</text:p>
                </text:list-item>
              </text:list>
            </text:list-item>
          </text:list>
        </text:list-item>
      </text:list>
      <text:p text:style-name="P4"/>
      <text:p text:style-name="P4">2071 Días es algo menos de 6 años por lo que la prestación no llegaría a los 24 meses. Concretamente 365x6años=2190 días - 2071 días = 119 días que son 4 meses menos 1 día, que es menos de los 6 meses necesarios para sumar 2 nuevos meses a la prestación. Es decir hay que restarle a 24 meses 2 meses de prestación lo que nos da 22 meses.</text:p>
      <text:p text:style-name="P4">De otra forma nuestro señor ha cotizado 69 meses:</text:p>
      <text:p text:style-name="P4"/>
      <table:table table:name="Tabla2" table:style-name="Tabla2">
        <table:table-column table:style-name="Tabla2.A" table:number-columns-repeated="4"/>
        <table:table-row>
          <table:table-cell table:style-name="Tabla2.A1" office:value-type="string">
            <text:p text:style-name="P39">AÑO</text:p>
          </table:table-cell>
          <table:table-cell table:style-name="Tabla2.A1" office:value-type="string">
            <text:p text:style-name="P39">MESES</text:p>
          </table:table-cell>
          <table:table-cell table:style-name="Tabla2.A1" office:value-type="string">
            <text:p text:style-name="P39">DIAS </text:p>
          </table:table-cell>
          <table:table-cell table:style-name="Tabla2.D1" office:value-type="string">
            <text:p text:style-name="P39">PRESTACIÓN MESES</text:p>
          </table:table-cell>
        </table:table-row>
        <table:table-row>
          <table:table-cell table:style-name="Tabla2.A2" office:value-type="string">
            <text:p text:style-name="P39">1</text:p>
            <text:p text:style-name="P39"/>
          </table:table-cell>
          <table:table-cell table:style-name="Tabla2.B2" office:value-type="float" office:value="0">
            <text:p text:style-name="P39">12</text:p>
          </table:table-cell>
          <table:table-cell table:style-name="Tabla2.B2" office:value-type="float" office:value="0">
            <text:p text:style-name="P39">360</text:p>
          </table:table-cell>
          <table:table-cell table:style-name="Tabla2.D2" office:value-type="float" office:value="0">
            <text:p text:style-name="P39">4</text:p>
          </table:table-cell>
        </table:table-row>
        <table:table-row>
          <table:table-cell table:style-name="Tabla2.B2" table:number-rows-spanned="2" office:value-type="float" office:value="0">
            <text:p text:style-name="P39">2</text:p>
          </table: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covered-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table-cell table:style-name="Tabla2.B2" table:number-rows-spanned="2" office:value-type="float" office:value="0">
            <text:p text:style-name="P39">3</text:p>
          </table: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covered-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table-cell table:style-name="Tabla2.B2" table:number-rows-spanned="2" office:value-type="float" office:value="4">
            <text:p text:style-name="P39">4</text:p>
          </table: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covered-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table-cell table:style-name="Tabla2.B2" table:number-rows-spanned="2" office:value-type="float" office:value="5">
            <text:p text:style-name="P39">5</text:p>
          </table: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covered-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table-cell table:style-name="Tabla2.B2" table:number-rows-spanned="2" office:value-type="float" office:value="6">
            <text:p text:style-name="P39">6</text:p>
          </table:table-cell>
          <table:table-cell table:style-name="Tabla2.B2" office:value-type="float" office:value="6">
            <text:p text:style-name="P39">6</text:p>
          </table:table-cell>
          <table:table-cell table:style-name="Tabla2.B2" office:value-type="float" office:value="180">
            <text:p text:style-name="P39">180</text:p>
          </table:table-cell>
          <table:table-cell table:style-name="Tabla2.D2" office:value-type="float" office:value="2">
            <text:p text:style-name="P39">2</text:p>
          </table:table-cell>
        </table:table-row>
        <table:table-row>
          <table:covered-table-cell/>
          <table:table-cell table:style-name="Tabla2.B2" office:value-type="float" office:value="3">
            <text:p text:style-name="P39">3</text:p>
          </table:table-cell>
          <table:table-cell table:style-name="Tabla2.B2" office:value-type="float" office:value="91">
            <text:p text:style-name="P39">91</text:p>
          </table:table-cell>
          <table:table-cell table:style-name="Tabla2.D12" office:value-type="string">
            <text:p text:style-name="P39"/>
          </table:table-cell>
        </table:table-row>
        <table:table-row>
          <table:table-cell table:style-name="Tabla2.B2">
            <text:p text:style-name="P39"/>
          </table:table-cell>
          <table:table-cell table:style-name="Tabla2.B2" office:value-type="float" office:value="69">
            <text:p text:style-name="P39">69</text:p>
          </table:table-cell>
          <table:table-cell table:style-name="Tabla2.B2" office:value-type="float" office:value="2071">
            <text:p text:style-name="P39">2071</text:p>
          </table:table-cell>
          <table:table-cell table:style-name="Tabla2.D12" office:value-type="string">
            <text:p text:style-name="P39">TOTAL 22 MESES</text:p>
          </table:table-cell>
        </table:table-row>
      </table:table>
      <text:p text:style-name="P4"/>
      <text:p text:style-name="P4"/>
      <text:p text:style-name="P4"><text:tab/>EL Importe de la prestación </text:p>
      <text:p text:style-name="P2"/>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oft-page-break/><text:span text:style-name="Strong_20_Emphasis"><text:span text:style-name="T9">ACTIVIDAD 9.</text:span></text:span></text:p>
      <text:p text:style-name="P4">Razona e investiga la respuesta al siguiente planteamiento: ¿durante el periodo de baja de una incapacidad temporal te pueden despedir alegando que estás enfermo?</text:p>
      <text:p text:style-name="P24"/>
      <text:p text:style-name="P25"><text:span text:style-name="T23">En principio, la incapacidad temporal es definida como la situación protegida derivada de la alteración temporal de la salud del trabajador que impide la realización del trabajo y exige asistencia sanitaria, derivada de enfermedad (común o profesional) o accidente (común o laboral), siempre que se prevea su curación. Despedir a alguien alegando que está enfermo es desproteger de facto la circunstancia que impide a un trabajador realizar sus labores. Significa contradecir esta principio o norm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HelveticaNeue-Light" svg:font-family="HelveticaNeue-Light, 'Helvetica Neue Light', 'Helvetica Neue', Helvetica, Arial, 'Lucida Grande', sans-serif"/>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 </meta:initial-creator>
    <meta:creation-date>2020-11-16T18:38:31.66</meta:creation-date>
    <dc:date>2020-11-17T15:10:56.52</dc:date>
    <dc:creator>javi </dc:creator>
    <meta:editing-duration>PT4H9M25S</meta:editing-duration>
    <meta:editing-cycles>3</meta:editing-cycles>
    <meta:generator>OpenOffice/4.1.7$Win32 OpenOffice.org_project/417m1$Build-9800</meta:generator>
    <meta:document-statistic meta:table-count="2" meta:image-count="0" meta:object-count="0" meta:page-count="7" meta:paragraph-count="150" meta:word-count="2758" meta:character-count="16802"/>
  </office:meta>
</office:document-meta>
</file>